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524637" officeooo:paragraph-rsid="00524637"/>
    </style:style>
    <style:style style:name="P2" style:family="paragraph" style:parent-style-name="Text_20_body">
      <style:text-properties officeooo:rsid="00550846" officeooo:paragraph-rsid="00561238"/>
    </style:style>
    <style:style style:name="P3" style:family="paragraph" style:parent-style-name="Text_20_body">
      <style:text-properties officeooo:rsid="00561238" officeooo:paragraph-rsid="00561238"/>
    </style:style>
    <style:style style:name="P4" style:family="paragraph" style:parent-style-name="Text_20_body">
      <style:text-properties officeooo:rsid="005762f9" officeooo:paragraph-rsid="005762f9"/>
    </style:style>
    <style:style style:name="P5" style:family="paragraph" style:parent-style-name="Text_20_body">
      <style:text-properties officeooo:rsid="005d93cf" officeooo:paragraph-rsid="005d93cf"/>
    </style:style>
    <style:style style:name="P6" style:family="paragraph" style:parent-style-name="Text_20_body">
      <style:text-properties officeooo:rsid="005e39b5" officeooo:paragraph-rsid="005e39b5"/>
    </style:style>
    <style:style style:name="P7" style:family="paragraph" style:parent-style-name="Text_20_body">
      <style:text-properties officeooo:rsid="005e97fe" officeooo:paragraph-rsid="005e39b5"/>
    </style:style>
    <style:style style:name="P8" style:family="paragraph" style:parent-style-name="Text_20_body">
      <style:text-properties officeooo:rsid="005e97fe" officeooo:paragraph-rsid="005e97fe"/>
    </style:style>
    <style:style style:name="P9" style:family="paragraph" style:parent-style-name="Text_20_body">
      <style:text-properties officeooo:rsid="005eea52" officeooo:paragraph-rsid="005eea52"/>
    </style:style>
    <style:style style:name="P10" style:family="paragraph" style:parent-style-name="Text_20_body">
      <style:text-properties officeooo:rsid="005ffb60" officeooo:paragraph-rsid="005ffb60"/>
    </style:style>
    <style:style style:name="P11" style:family="paragraph" style:parent-style-name="Text_20_body">
      <style:text-properties officeooo:paragraph-rsid="005ffb60"/>
    </style:style>
    <style:style style:name="P12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officeooo:rsid="00561238" officeooo:paragraph-rsid="00561238"/>
    </style:style>
    <style:style style:name="P13" style:family="paragraph" style:parent-style-name="Heading_20_1">
      <style:text-properties style:text-position="0% 100%" officeooo:rsid="0051ad11" officeooo:paragraph-rsid="0051ad11"/>
    </style:style>
    <style:style style:name="T1" style:family="text">
      <style:text-properties officeooo:rsid="001ceb94"/>
    </style:style>
    <style:style style:name="T2" style:family="text">
      <style:text-properties officeooo:rsid="0014c5c4"/>
    </style:style>
    <style:style style:name="T3" style:family="text">
      <style:text-properties officeooo:rsid="001e0bcd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51ad11"/>
    </style:style>
    <style:style style:name="T7" style:family="text">
      <style:text-properties style:text-position="0% 100%" officeooo:rsid="00561238"/>
    </style:style>
    <style:style style:name="T8" style:family="text">
      <style:text-properties style:text-position="0% 100%" officeooo:rsid="00586eeb"/>
    </style:style>
    <style:style style:name="T9" style:family="text">
      <style:text-properties style:text-position="0% 100%" officeooo:rsid="005b93b8"/>
    </style:style>
    <style:style style:name="T10" style:family="text">
      <style:text-properties style:text-position="0% 100%" officeooo:rsid="005d5f9d"/>
    </style:style>
    <style:style style:name="T11" style:family="text">
      <style:text-properties style:text-position="0% 100%" fo:background-color="#ffff00" loext:char-shading-value="0"/>
    </style:style>
    <style:style style:name="T12" style:family="text">
      <style:text-properties style:text-position="0% 100%" fo:background-color="#ffff00" loext:char-shading-value="0"/>
    </style:style>
    <style:style style:name="T13" style:family="text">
      <style:text-properties officeooo:rsid="0050e8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Raj</text:h>
      <text:p text:style-name="P1"><text:span text:style-name="T6">I</text:span><text:span text:style-name="T5">ntro to Web Server Architecture with AJAX</text:span></text:p>
      <text:p text:style-name="P2"><text:span text:style-name="T5">Project deadline is the 5</text:span><text:span text:style-name="T4">th</text:span><text:span text:style-name="T5"> .</text:span></text:p>
      <text:p text:style-name="P2"><text:span text:style-name="T7">P</text:span><text:span text:style-name="T5">roject proposal meeting is on the 7</text:span><text:span text:style-name="T4">th</text:span><text:span text:style-name="T5">.</text:span></text:p>
      <text:p text:style-name="P12"><text:span text:style-name="T5">Problem statement 1 is due today.</text:span></text:p>
      <text:p text:style-name="P3"><text:span text:style-name="T5"/></text:p>
      <text:p text:style-name="P4"><text:span text:style-name="T5">Web server architecture</text:span></text:p>
      <text:p text:style-name="P4"><text:span text:style-name="T5">“</text:span><text:span text:style-name="T8">Fiddler” (?) tool?</text:span></text:p>
      <text:p text:style-name="P4"><text:span text:style-name="T8"/></text:p>
      <text:p text:style-name="P4"><text:span text:style-name="T8">“</text:span><text:span text:style-name="T9">Rich client app” </text:span><text:span text:style-name="T10">vs. web app…</text:span></text:p>
      <text:p text:style-name="P5"><text:span text:style-name="T10">S</text:span><text:span text:style-name="T5">tateless</text:span></text:p>
      <text:p text:style-name="P5"><text:span text:style-name="T5"/></text:p>
      <text:p text:style-name="P6"><text:span text:style-name="T5">XHR?</text:span></text:p>
      <text:p text:style-name="P7"><text:span text:style-name="T5"/></text:p>
      <text:p text:style-name="P9"><text:span text:style-name="T5">Mashups</text:span></text:p>
      <text:p text:style-name="P10"><text:span text:style-name="T5">Getting information from multiple places (different formats, ...) and presenting it in a singular place.</text:span></text:p>
      <text:p text:style-name="P10"><text:span text:style-name="T5"/></text:p>
      <text:p text:style-name="P10"><text:span text:style-name="T5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ceb94"/>
    </style:style>
    <style:style style:name="MT2" style:family="text">
      <style:text-properties officeooo:rsid="0014c5c4"/>
    </style:style>
    <style:style style:name="MT3" style:family="text">
      <style:text-properties officeooo:rsid="0050e86d"/>
    </style:style>
    <style:style style:name="MT4" style:family="text">
      <style:text-properties officeooo:rsid="001e0bc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 5551 Advanced Software Engineering</text:span><text:tab/><text:tab/><text:span text:style-name="MT2">Page </text:span><text:span text:style-name="MT2"><text:page-number text:select-page="current">1</text:page-number></text:span><text:span text:style-name="MT2"> of </text:span><text:span text:style-name="MT2"><text:page-count>1</text:page-count></text:span></text:p>
        <text:p text:style-name="Header"><text:span text:style-name="MT3">09/04/2018</text:span><text:tab/><text:tab/><text:span text:style-name="MT4">MNLC 4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7:19:43.715422057</meta:creation-date>
    <meta:editing-duration>PT2H31M32S</meta:editing-duration>
    <meta:editing-cycles>70</meta:editing-cycles>
    <meta:generator>LibreOffice/5.1.6.2$Linux_X86_64 LibreOffice_project/10m0$Build-2</meta:generator>
    <dc:title>header</dc:title>
    <dc:date>2018-09-04T18:43:24.311210175</dc:date>
    <meta:document-statistic meta:table-count="0" meta:image-count="0" meta:object-count="0" meta:page-count="1" meta:paragraph-count="14" meta:word-count="69" meta:character-count="412" meta:non-whitespace-character-count="355"/>
    <meta:template xlink:type="simple" xlink:actuate="onRequest" xlink:title="header" xlink:href="../../../../../.config/libreoffice/4/user/template/header.ott" meta:date="2018-08-21T17:19:42.455932324"/>
  </office:meta>
</office:document-meta>
</file>